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8A20EABAD9D0979A.png" manifest:media-type="image/png"/>
  <manifest:file-entry manifest:full-path="Pictures/10000000000000EB0000008D0BEA10C21B16A2D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7.21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7.21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officeooo:paragraph-rsid="000fc2e9"/>
    </style:style>
    <style:style style:name="P4" style:family="paragraph" style:parent-style-name="Standard">
      <style:text-properties fo:font-weight="bold" style:font-weight-asian="bold" style:font-size-complex="9pt"/>
    </style:style>
    <style:style style:name="P5" style:family="paragraph" style:parent-style-name="Standard">
      <style:paragraph-properties fo:line-height="100%"/>
    </style:style>
    <style:style style:name="P6" style:family="paragraph" style:parent-style-name="Standard">
      <style:text-properties fo:color="#a6a6a6"/>
    </style:style>
    <style:style style:name="P7" style:family="paragraph" style:parent-style-name="Standard">
      <style:text-properties fo:color="#595959" style:font-size-complex="9pt"/>
    </style:style>
    <style:style style:name="P8" style:family="paragraph" style:parent-style-name="Standard">
      <style:text-properties style:font-size-complex="9pt"/>
    </style:style>
    <style:style style:name="P9" style:family="paragraph" style:parent-style-name="Frame_20_contents">
      <style:text-properties fo:color="#595959" fo:font-size="14pt" fo:font-weight="bold" style:font-size-asian="14pt" style:font-weight-asian="bold" style:font-size-complex="14pt"/>
    </style:style>
    <style:style style:name="P10"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P11" style:family="paragraph" style:parent-style-name="Frame_20_contents">
      <style:paragraph-properties fo:text-align="end" style:justify-single-word="false"/>
    </style:style>
    <style:style style:name="P12" style:family="paragraph" style:parent-style-name="Title">
      <style:paragraph-properties fo:line-height="100%"/>
    </style:style>
    <style:style style:name="P13" style:family="paragraph" style:parent-style-name="Title">
      <style:paragraph-properties fo:line-height="100%"/>
      <style:text-properties fo:color="#ff3300"/>
    </style:style>
    <style:style style:name="P14" style:family="paragraph" style:parent-style-name="Title">
      <style:text-properties fo:font-size="14pt" style:font-size-asian="14pt" style:font-size-complex="14pt"/>
    </style:style>
    <style:style style:name="P15" style:family="paragraph" style:parent-style-name="List_20_Bullet">
      <style:paragraph-properties fo:margin-left="1.259cm" fo:margin-right="0cm" fo:text-indent="0cm" style:auto-text-indent="false"/>
    </style:style>
    <style:style style:name="P16" style:family="paragraph" style:parent-style-name="Text_20_body">
      <style:text-properties officeooo:rsid="0018cd57" officeooo:paragraph-rsid="0018cd57"/>
    </style:style>
    <style:style style:name="P17" style:family="paragraph" style:parent-style-name="Text_20_body">
      <style:text-properties officeooo:rsid="001fdbde" officeooo:paragraph-rsid="001fdbde"/>
    </style:style>
    <style:style style:name="P18" style:family="paragraph" style:parent-style-name="Text_20_body">
      <style:text-properties officeooo:rsid="002302bf" officeooo:paragraph-rsid="002302bf"/>
    </style:style>
    <style:style style:name="P19" style:family="paragraph" style:parent-style-name="Text_20_body">
      <style:text-properties officeooo:paragraph-rsid="002302bf"/>
    </style:style>
    <style:style style:name="P20" style:family="paragraph" style:parent-style-name="Text_20_body">
      <style:text-properties officeooo:rsid="002b4332" officeooo:paragraph-rsid="002b4332"/>
    </style:style>
    <style:style style:name="P21" style:family="paragraph" style:parent-style-name="Text_20_body">
      <style:text-properties officeooo:rsid="001b6b31" officeooo:paragraph-rsid="001b6b31"/>
    </style:style>
    <style:style style:name="P22" style:family="paragraph" style:parent-style-name="Text_20_body">
      <style:text-properties officeooo:rsid="001c53f2" officeooo:paragraph-rsid="001c53f2"/>
    </style:style>
    <style:style style:name="P23" style:family="paragraph" style:parent-style-name="Text_20_body">
      <style:text-properties officeooo:rsid="00229f53" officeooo:paragraph-rsid="00229f53"/>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Standard" style:list-style-name="L3">
      <style:text-properties officeooo:rsid="0027e3e0" officeooo:paragraph-rsid="0027e3e0"/>
    </style:style>
    <style:style style:name="P28" style:family="paragraph" style:parent-style-name="Text_20_body" style:list-style-name="WWNum25"/>
    <style:style style:name="P29" style:family="paragraph" style:parent-style-name="Text_20_body" style:list-style-name="L1"/>
    <style:style style:name="P30" style:family="paragraph" style:parent-style-name="Text_20_body" style:list-style-name="WWNum28"/>
    <style:style style:name="P31" style:family="paragraph" style:parent-style-name="Text_20_body" style:list-style-name="WWNum24"/>
    <style:style style:name="P32" style:family="paragraph" style:parent-style-name="Text_20_body" style:list-style-name="L2">
      <style:text-properties officeooo:rsid="001fdbde" officeooo:paragraph-rsid="001fdbde"/>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text-properties officeooo:paragraph-rsid="00347c59"/>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Heading_20_2">
      <style:text-properties officeooo:rsid="001c53f2" officeooo:paragraph-rsid="001c53f2"/>
    </style:style>
    <style:style style:name="P40" style:family="paragraph" style:parent-style-name="Heading_20_3">
      <style:text-properties officeooo:rsid="003091ee" officeooo:paragraph-rsid="003091ee"/>
    </style:style>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color="#a6a6a6"/>
    </style:style>
    <style:style style:name="T6" style:family="text">
      <style:text-properties officeooo:rsid="000c8d53"/>
    </style:style>
    <style:style style:name="T7" style:family="text">
      <style:text-properties officeooo:rsid="001301cd"/>
    </style:style>
    <style:style style:name="T8" style:family="text">
      <style:text-properties fo:font-size="12pt" style:font-size-asian="12pt" style:font-size-complex="12pt"/>
    </style:style>
    <style:style style:name="T9" style:family="text">
      <style:text-properties officeooo:rsid="001b6b31"/>
    </style:style>
    <style:style style:name="T10" style:family="text">
      <style:text-properties officeooo:rsid="0022470d"/>
    </style:style>
    <style:style style:name="T11" style:family="text">
      <style:text-properties officeooo:rsid="002302bf"/>
    </style:style>
    <style:style style:name="T12" style:family="text">
      <style:text-properties officeooo:rsid="0024aefa"/>
    </style:style>
    <style:style style:name="T13" style:family="text">
      <style:text-properties officeooo:rsid="0029c303"/>
    </style:style>
    <style:style style:name="T14" style:family="text">
      <style:text-properties officeooo:rsid="002b4332"/>
    </style:style>
    <style:style style:name="T15" style:family="text">
      <style:text-properties officeooo:rsid="002da1e7"/>
    </style:style>
    <style:style style:name="T16" style:family="text">
      <style:text-properties officeooo:rsid="0030f6e8"/>
    </style:style>
    <style:style style:name="T17" style:family="text">
      <style:text-properties officeooo:rsid="00347c59"/>
    </style:style>
    <style:style style:name="T18" style:family="text">
      <style:text-properties fo:font-weight="bold"/>
    </style:style>
    <style:style style:name="T19" style:family="text">
      <style:text-properties officeooo:rsid="0035059f"/>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13">Pflichtenheft</text:p>
          </table:table-cell>
          <table:covered-table-cell/>
          <table:covered-table-cell/>
          <table:covered-table-cell/>
          <table:covered-table-cell/>
          <table:table-cell table:style-name="Tabelle1.A1" table:number-columns-spanned="2" office:value-type="string">
            <text:p text:style-name="P12"/>
          </table:table-cell>
          <table:covered-table-cell/>
        </table:table-row>
        <table:table-row table:style-name="Tabelle1.2">
          <table:table-cell table:style-name="Tabelle1.A2" office:value-type="string">
            <text:p text:style-name="P7">Projekttitel:</text:p>
          </table:table-cell>
          <table:table-cell table:style-name="Tabelle1.A2" table:number-columns-spanned="6" office:value-type="string">
            <text:p text:style-name="P4">Laserwürfel</text:p>
          </table:table-cell>
          <table:covered-table-cell/>
          <table:covered-table-cell/>
          <table:covered-table-cell/>
          <table:covered-table-cell/>
          <table:covered-table-cell/>
        </table:table-row>
        <table:table-row table:style-name="Tabelle1.3">
          <table:table-cell table:style-name="Tabelle1.A3" office:value-type="string">
            <text:p text:style-name="P7">Auftraggeber:</text:p>
          </table:table-cell>
          <table:table-cell table:style-name="Tabelle1.A3" table:number-columns-spanned="6" office:value-type="string">
            <text:p text:style-name="P4">Florian Weiss</text:p>
          </table:table-cell>
          <table:covered-table-cell/>
          <table:covered-table-cell/>
          <table:covered-table-cell/>
          <table:covered-table-cell/>
          <table:covered-table-cell/>
        </table:table-row>
        <table:table-row table:style-name="Tabelle1.3">
          <table:table-cell table:style-name="Tabelle1.A3" office:value-type="string">
            <text:p text:style-name="P7">Auftragnehmer:</text:p>
          </table:table-cell>
          <table:table-cell table:style-name="Tabelle1.A3" table:number-columns-spanned="6" office:value-type="string">
            <text:p text:style-name="P4">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7">Schuljahr:</text:p>
          </table:table-cell>
          <table:covered-table-cell/>
          <table:table-cell table:style-name="Tabelle1.A3" office:value-type="string">
            <text:p text:style-name="P4">2015/16</text:p>
          </table:table-cell>
          <table:table-cell table:style-name="Tabelle1.A3" office:value-type="string">
            <text:p text:style-name="P8">Klasse:</text:p>
          </table:table-cell>
          <table:table-cell table:style-name="Tabelle1.A3" table:number-columns-spanned="2" office:value-type="string">
            <text:p text:style-name="P4">5CI</text:p>
          </table:table-cell>
          <table:covered-table-cell/>
          <table:table-cell table:style-name="Tabelle1.A3" office:value-type="string">
            <text:p text:style-name="P4"/>
          </table:table-cell>
        </table:table-row>
      </table:table>
      <text:p text:style-name="Standard"/>
      <text:p text:style-name="P14">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25">1 Ausgangssituation<text:tab/>3</text:p>
          <text:p text:style-name="P25">2 Ziele<text:tab/>3</text:p>
          <text:p text:style-name="P25">3 Richtlinien<text:tab/>3</text:p>
          <text:p text:style-name="P25">4 Allgemeines<text:tab/>3</text:p>
          <text:p text:style-name="P24">4.1 Identifikation des Projekts<text:tab/>3</text:p>
          <text:p text:style-name="P24">4.2 Leitgedanke<text:tab/>3</text:p>
          <text:p text:style-name="P24">4.3 Veränderungsmanagement<text:tab/>3</text:p>
          <text:p text:style-name="P25">5 Funktionale Anforderungen<text:tab/>3</text:p>
          <text:p text:style-name="P24">5.1 Menü<text:tab/>3</text:p>
          <text:p text:style-name="P24">5.2 Soundtrack<text:tab/>4</text:p>
          <text:p text:style-name="P24">5.3 Story<text:tab/>4</text:p>
          <text:p text:style-name="P24">5.4 Spielmodus Story<text:tab/>4</text:p>
          <text:p text:style-name="P24">5.5 Steuerung<text:tab/>4</text:p>
          <text:p text:style-name="P24">5.6 Steuerung Tastatur<text:tab/>4</text:p>
          <text:p text:style-name="P24">5.7 Steuerung Maus<text:tab/>4</text:p>
          <text:p text:style-name="P24">5.8 Sprache<text:tab/>5</text:p>
          <text:p text:style-name="P24">5.9 Tutorial<text:tab/>5</text:p>
          <text:p text:style-name="P24">5.10 Cross Plattform<text:tab/>5</text:p>
          <text:p text:style-name="P24">5.11 Startbildschirm<text:tab/>5</text:p>
          <text:p text:style-name="P24">5.12 Verbindungspunkte<text:tab/>5</text:p>
          <text:p text:style-name="P24">5.13 Ende des Levels<text:tab/>5</text:p>
          <text:p text:style-name="P24">5.14 Levelauswahl<text:tab/>5</text:p>
          <text:p text:style-name="P24">5.15 Hindernisse<text:tab/>5</text:p>
          <text:p text:style-name="P24">5.16 Laserstränge<text:tab/>5</text:p>
          <text:p text:style-name="P24">5.17 Würfelinteraktion<text:tab/>6</text:p>
          <text:p text:style-name="P24">5.18 Würfeldekoration<text:tab/>6</text:p>
          <text:p text:style-name="P24">5.19 Spielmodus Endlos<text:tab/>6</text:p>
          <text:p text:style-name="P24">5.20 Endlos Schwierigkeit<text:tab/>6</text:p>
          <text:p text:style-name="P24">5.21 Dateiformat Level<text:tab/>6</text:p>
          <text:p text:style-name="P24">5.22 Zwischenspeichern<text:tab/>6</text:p>
          <text:p text:style-name="P25">6 User Stories<text:tab/>6</text:p>
          <text:p text:style-name="P24">6.1 Spieler Allgemein<text:tab/>6</text:p>
          <text:p text:style-name="P24"><text:soft-page-break/>6.2 „Literarische“ Spieler<text:tab/>8</text:p>
          <text:p text:style-name="P24">6.3 Gelegenheitsspieler<text:tab/>8</text:p>
          <text:p text:style-name="P25">7 <text:s/>Nicht Funktionale Anforderungen<text:tab/>8</text:p>
          <text:p text:style-name="P24">7.1 Anwendbarkeit<text:tab/>8</text:p>
          <text:p text:style-name="P24">7.2 Zuverlässigkeit<text:tab/>9</text:p>
          <text:p text:style-name="P24">7.3 Performanz &amp; Last<text:tab/>9</text:p>
          <text:p text:style-name="P24">7.4 Look &amp; Feel<text:tab/>9</text:p>
          <text:p text:style-name="P24">7.5 Logging<text:tab/>9</text:p>
          <text:p text:style-name="P24">7.6 Navigationsstruktur<text:tab/>9</text:p>
          <text:p text:style-name="P24">7.7 <text:s/>Texte<text:tab/>9</text:p>
          <text:p text:style-name="P24">7.8 <text:s/>Serverinfrastruktur bzw. Hosting<text:tab/>9</text:p>
          <text:p text:style-name="P24">7.9 <text:s/>Domains<text:tab/>9</text:p>
          <text:p text:style-name="P24">7.10 <text:s/>Lizenzen &amp; Rechte<text:tab/>9</text:p>
          <text:p text:style-name="P25">8 Architektur<text:tab/>10</text:p>
          <text:p text:style-name="P24">8.1 Software<text:tab/>10</text:p>
          <text:p text:style-name="P26">8.1.1 Verwendete externe Technologien<text:tab/>10</text:p>
          <text:p text:style-name="P26">8.1.2 Interaktion mit dem Computer<text:tab/>10</text:p>
          <text:p text:style-name="P24">8.2 Datenhaltung<text:tab/>10</text:p>
          <text:p text:style-name="P25">9 Deployment<text:tab/>11</text:p>
          <text:p text:style-name="P25">10 Dokumentation<text:tab/>11</text:p>
          <text:p text:style-name="P25">11 <text:s/>Deliverables<text:tab/>12</text:p>
          <text:p text:style-name="P25">12 <text:s/>Abgrenzungen<text:tab/>12</text:p>
        </text:index-body>
      </text:table-of-content>
      <text:p text:style-name="P5"><text:bookmark-start text:name="_Toc239072680"/><text:bookmark-start text:name="_Toc239073006"/></text:p>
      <text:h text:style-name="P37" text:outline-level="1"><text:bookmark-end text:name="_Toc239073006"/><text:bookmark-start text:name="_Toc433016405"/><text:bookmark-start text:name="_Toc226030647"/><text:bookmark-start text:name="__RefHeading___Toc9593_1623153444"/><text:bookmark-end text:name="_Toc239072680"/>Ausgangssituation<text:bookmark-end text:name="_Toc433016405"/><text:bookmark-end text:name="_Toc226030647"/><text:bookmark-end text:name="__RefHeading___Toc9593_1623153444"/></text:h>
      <text:p text:style-name="Text_20_body">Die Idee des Projekts ist es, ein 3D-Puzzlespiel zu erstellen. Die Spielmechanik des Spiels basiert darauf, dass es einen 3D-Würfel gibt, der an seinen Kanten und Ecken Verbindungspunkte für Laser hat. Ziel des Spieles ist es, den Laser mit allen Punkten zu verbinden, ohne, dass sich die Laserstrahlen überkreuzen. Dabei muss der Laser an verschiedenen Hindernissen (Mauern usw.) umgeleitet werden.</text:p>
      <text:h text:style-name="Heading_20_1" text:outline-level="1"><text:bookmark-start text:name="_Toc226030648"/><text:bookmark-start text:name="__RefHeading___Toc9595_1623153444"/><text:bookmark-start text:name="_Toc433016406"/>Ziele<text:bookmark-end text:name="_Toc226030648"/><text:bookmark-end text:name="__RefHeading___Toc9595_1623153444"/><text:bookmark-end text:name="_Toc433016406"/></text:h>
      <text:p text:style-name="Text_20_body">Das Spiel wird auf dem PC spielbar sein. Die Steuerung erfolgt mittels Maus und/oder Tastatur. Es wird einen selbst komponierten Soundtrack geben, der das Spiel atmosphärisch unterstützt.</text:p>
      <text:h text:style-name="Heading_20_1" text:outline-level="1"><text:bookmark-start text:name="_Toc211580401"/><text:bookmark-start text:name="_Toc226030650"/><text:bookmark-start text:name="__RefHeading___Toc9599_1623153444"/><text:bookmark-start text:name="_Toc433016408"/>Richtlinien<text:bookmark-end text:name="_Toc211580401"/><text:bookmark-end text:name="_Toc226030650"/><text:bookmark-end text:name="__RefHeading___Toc9599_1623153444"/><text:bookmark-end text:name="_Toc433016408"/></text:h>
      <text:p text:style-name="Text_20_body">Zusätzlich zu dem fertigen Produkt ist die gesamte Projektdokumentation beim Auftraggeber abgegeben. Außerdem muss die gesamte Dokumentation für den Auftraggeber einsehbar sein. Das gesamte Projekt ist nach dem Projektmanagementprozess der HTL Rennweg durchzuführen.</text:p>
      <text:h text:style-name="Heading_20_1" text:outline-level="1"><text:bookmark-start text:name="_Toc226030651"/><text:bookmark-start text:name="__RefHeading___Toc9601_1623153444"/><text:bookmark-start text:name="_Toc433016409"/>Allgemeines<text:bookmark-end text:name="_Toc226030651"/><text:bookmark-end text:name="__RefHeading___Toc9601_1623153444"/><text:bookmark-end text:name="_Toc433016409"/></text:h>
      <text:h text:style-name="Heading_20_2" text:outline-level="2"><text:bookmark-start text:name="_Toc97254045"/><text:bookmark-start text:name="_Toc433016410"/><text:bookmark-start text:name="_Toc226030652"/><text:bookmark-start text:name="__RefHeading___Toc9603_1623153444"/><text:bookmark-start text:name="_Toc211580403"/>Identifikation des Projekts<text:bookmark-end text:name="_Toc97254045"/><text:bookmark-end text:name="_Toc433016410"/><text:bookmark-end text:name="_Toc226030652"/><text:bookmark-end text:name="__RefHeading___Toc9603_1623153444"/><text:bookmark-end text:name="_Toc211580403"/></text:h>
      <text:p text:style-name="P16">Das Projekt hat den Namen „Laserwürfel“ und wird mit „LWR“ abgekürzt.</text:p>
      <text:h text:style-name="Heading_20_2" text:outline-level="2"><text:bookmark-start text:name="_Toc97254046"/><text:bookmark-start text:name="_Toc433016411"/><text:bookmark-start text:name="_Toc226030653"/><text:bookmark-start text:name="__RefHeading___Toc9605_1623153444"/><text:bookmark-start text:name="_Toc211580404"/>Leitgedanke<text:bookmark-end text:name="_Toc97254046"/><text:bookmark-end text:name="_Toc433016411"/><text:bookmark-end text:name="_Toc226030653"/><text:bookmark-end text:name="__RefHeading___Toc9605_1623153444"/><text:bookmark-end text:name="_Toc211580404"/></text:h>
      <text:p text:style-name="P36"><text:span text:style-name="T17">Bitte arbeiten</text:span><text:span text:style-name="T18">!</text:span><text:bookmark-start text:name="_Toc97254050"/><text:bookmark-start text:name="_Toc433016412"/><text:bookmark-start text:name="_Toc226030654"/></text:p>
      <text:h text:style-name="Heading_20_2" text:outline-level="2"><text:bookmark-start text:name="__RefHeading___Toc9607_1623153444"/>Veränderungsmanagement<text:bookmark-end text:name="__RefHeading___Toc9607_1623153444"/><text:bookmark-end text:name="_Toc97254050"/><text:bookmark-end text:name="_Toc226030654"/><text:bookmark-end text:name="_Toc433016412"/></text:h>
      <text:p text:style-name="Text_20_body">Veränderungen bzw. Anpassungen des Pflichtenhefts bedürfen der schriftlichen Form und des Einverständnis von Auftraggeber und Auftragnehmerin.</text:p>
      <text:h text:style-name="Heading_20_1" text:outline-level="1"><text:bookmark-start text:name="_Toc226030655"/><text:bookmark-start text:name="__RefHeading___Toc9609_1623153444"/><text:bookmark-start text:name="_Toc433016413"/>Funktionale Anforderungen<text:bookmark-end text:name="_Toc226030655"/><text:bookmark-end text:name="_Toc433016413"/> <text:bookmark-end text:name="__RefHeading___Toc9609_1623153444"/></text:h>
      <text:h text:style-name="Heading_20_2" text:outline-level="2"><text:bookmark-start text:name="__RefHeading___Toc9611_1623153444"/>Menü<text:bookmark-end text:name="__RefHeading___Toc9611_1623153444"/></text:h>
      <text:p text:style-name="Text_20_body"><text:bookmark-start text:name="_Toc211580408"/><text:bookmark-start text:name="_Toc433016415"/><text:bookmark-start text:name="_Toc226030657"/>Es gibt ein Hauptmenü, <text:span text:style-name="T17">bei dem</text:span> man vier Punkte auswählen kann:</text:p>
      <text:list xml:id="list2659331014801272890" text:style-name="WWNum25">
        <text:list-item>
          <text:p text:style-name="P28">Zuletzt gespeichertes Spiel fortsetzen ( Nur wenn man vorher ein Spiel gespeichert hat ) </text:p>
        </text:list-item>
        <text:list-item>
          <text:p text:style-name="P28">Storymodus</text:p>
        </text:list-item>
        <text:list-item>
          <text:p text:style-name="P28">Endlosmodus( optional ) </text:p>
        </text:list-item>
        <text:list-item>
          <text:p text:style-name="P28">Einstellungen</text:p>
        </text:list-item>
      </text:list>
      <text:h text:style-name="Heading_20_2" text:outline-level="2"><text:bookmark-end text:name="_Toc211580408"/><text:bookmark-start text:name="_Toc433016416"/><text:bookmark-start text:name="_Toc226030674"/><text:bookmark-end text:name="_Toc433016415"/><text:bookmark-start text:name="__RefHeading___Toc9613_1623153444"/><text:bookmark-end text:name="_Toc226030657"/><text:soft-page-break/>Soundtrack<text:bookmark-end text:name="__RefHeading___Toc9613_1623153444"/></text:h>
      <text:p text:style-name="Text_20_body">Ein eigens für das Spiel komponierter Soundtrack ist erstellt.</text:p>
      <text:h text:style-name="Heading_20_2" text:outline-level="2"><text:bookmark-start text:name="__RefHeading___Toc9615_1623153444"/>Story<text:bookmark-end text:name="__RefHeading___Toc9615_1623153444"/></text:h>
      <text:p text:style-name="Text_20_body">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Text_20_body">Es ist ein Storymodus vorhanden, in dem es 20 handgemachte Levels gibt.</text:p>
      <text:h text:style-name="Heading_20_2" text:outline-level="2"><text:bookmark-start text:name="__RefHeading___Toc9619_1623153444"/>Steuerung<text:bookmark-end text:name="__RefHeading___Toc9619_1623153444"/></text:h>
      <text:p text:style-name="Text_20_body">Das Spiel lässt sich mit Tastatur oder Maus spielen. Die Keybindings <text:span text:style-name="T17">lassen</text:span> sich im Optionsmenü festlegen.</text:p>
      <text:h text:style-name="Heading_20_2" text:outline-level="2"><text:bookmark-start text:name="__RefHeading___Toc9621_1623153444"/>Steuerung Tastatur<text:bookmark-end text:name="__RefHeading___Toc9621_1623153444"/></text:h>
      <text:p text:style-name="Text_20_body">Tastatur Steuerung:</text:p>
      <text:list xml:id="list8090666670139653703" text:style-name="L1">
        <text:list-item>
          <text:p text:style-name="P29">S und W: Drehen des Würfels um die horizontale Achse</text:p>
        </text:list-item>
        <text:list-item>
          <text:p text:style-name="P29">A und D: Drehen des Würfels um die vertikale Achse</text:p>
        </text:list-item>
        <text:list-item>
          <text:p text:style-name="P29">Q und E: Drehen des Würfels um die Sichtachse</text:p>
        </text:list-item>
        <text:list-item>
          <text:p text:style-name="P29">Die Tasten rotieren zu der Richtung ( D zeigt die rechte Seite )</text:p>
        </text:list-item>
        <text:list-item>
          <text:p text:style-name="P29">Mithilfe eines 3x3 Tastenblocks ( Numpad und Zeichenblock ) lassen sich die Verbindungspunkte auswählen</text:p>
        </text:list-item>
        <text:list-item>
          <text:p text:style-name="P29">2 ausgewählte Punkte werden miteinander verbunden</text:p>
        </text:list-item>
        <text:list-item>
          <text:p text:style-name="P29">Falls sie bereits verbunden waren, werden sie getrennt</text:p>
        </text:list-item>
        <text:list-item>
          <text:p text:style-name="P29">Wenn die Tastatur verwendet wird, rastet die Sicht auf die nächste orthogonale ein.</text:p>
        </text:list-item>
        <text:list-item>
          <text:p text:style-name="P29">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Text_20_body">Maus Steuerung:</text:p>
      <text:list xml:id="list1814134191605863019" text:style-name="WWNum28">
        <text:list-item>
          <text:p text:style-name="P30">Pan: Linke Maustaste halten und bewegen</text:p>
        </text:list-item>
        <text:list-item>
          <text:p text:style-name="P30">Auswählen eines Punktes: Klick der linken Maustaste auf den Punkt</text:p>
        </text:list-item>
        <text:list-item>
          <text:p text:style-name="P30">Abbrechen von einer Verbindung: Rechtsklick</text:p>
        </text:list-item>
        <text:list-item>
          <text:p text:style-name="P30">Erzeugen einer Verbindung: Verbinden der Punkte durch Auswählen der gewünschten Punkte mithilfe von zwei Linksklicks</text:p>
        </text:list-item>
        <text:list-item>
          <text:p text:style-name="P30">Eine bestehende Verbindung wird durch einen Rechtsklick auf den Laser aufgehoben</text:p>
        </text:list-item>
        <text:list-item>
          <text:p text:style-name="P30">Mit der Maus hat man eine freie Perspektive</text:p>
        </text:list-item>
      </text:list>
      <text:h text:style-name="Heading_20_2" text:outline-level="2"><text:bookmark-start text:name="__RefHeading___Toc9625_1623153444"/><text:soft-page-break/>Sprache<text:bookmark-end text:name="__RefHeading___Toc9625_1623153444"/></text:h>
      <text:p text:style-name="Text_20_body">Die Sprache des Spieles ist Englisch.</text:p>
      <text:h text:style-name="Heading_20_2" text:outline-level="2"><text:bookmark-start text:name="__RefHeading___Toc9627_1623153444"/>Tutorial<text:bookmark-end text:name="__RefHeading___Toc9627_1623153444"/></text:h>
      <text:p text:style-name="Text_20_body">Es gibt ein Tutoriallevel, das dem Spieler die Spielmechaniken näher bringt.</text:p>
      <text:h text:style-name="Heading_20_2" text:outline-level="2"><text:bookmark-start text:name="__RefHeading___Toc9629_1623153444"/>Cross Plattform<text:bookmark-end text:name="__RefHeading___Toc9629_1623153444"/></text:h>
      <text:p text:style-name="Text_20_body">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Text_20_body">Der Startbildschirm zeigt das Hauptmenü an, wie oben beschrieben.</text:p>
      <text:h text:style-name="Heading_20_2" text:outline-level="2"><text:bookmark-start text:name="__RefHeading___Toc9633_1623153444"/>Verbindungspunkte<text:bookmark-end text:name="__RefHeading___Toc9633_1623153444"/></text:h>
      <text:p text:style-name="Text_20_body">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Text_20_body">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Text_20_body">Im Storymodus gibt es einen Levelauswahlbildschirm in Form einer Liste.</text:p>
      <text:h text:style-name="Heading_20_2" text:outline-level="2"><text:bookmark-start text:name="__RefHeading___Toc9639_1623153444"/>Hindernisse<text:bookmark-end text:name="__RefHeading___Toc9639_1623153444"/></text:h>
      <text:p text:style-name="Text_20_body">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Text_20_body">Innerhalb eines Levels kann es mehrere, farblich getrennte, Laserstränge, von denen jeder einen eigenen Anfangs- und Endpunkt hat.</text:p>
      <text:h text:style-name="Heading_20_2" text:outline-level="2"><text:bookmark-start text:name="__RefHeading___Toc9643_1623153444"/>Würfelinteraktion<text:bookmark-end text:name="__RefHeading___Toc9643_1623153444"/></text:h>
      <text:p text:style-name="Text_20_body">Innerhalb eines Levels kann es mehrere Würfel geben, die miteinander verbunden werden können.</text:p>
      <text:h text:style-name="Heading_20_2" text:outline-level="2"><text:bookmark-start text:name="__RefHeading___Toc9645_1623153444"/>Würfeldekoration<text:bookmark-end text:name="__RefHeading___Toc9645_1623153444"/></text:h>
      <text:p text:style-name="Text_20_body">Um die Story zu unterstützen, wird ein Würfel ästhetisch verbessert. Zum Beispiel werden Bäume und Häuser platziert.</text:p>
      <text:h text:style-name="Heading_20_2" text:outline-level="2"><text:bookmark-start text:name="__RefHeading___Toc9647_1623153444"/><text:soft-page-break/>Spielmodus Endlos<text:bookmark-end text:name="__RefHeading___Toc9647_1623153444"/></text:h>
      <text:p text:style-name="Text_20_body">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Text_20_body">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Text_20_body">Die Level werden in Klartext in Form von ASCII Bildern gespeichert.</text:p>
      <text:h text:style-name="Heading_20_2" text:outline-level="2"><text:bookmark-start text:name="__RefHeading___Toc9655_1623153444"/>Zwischenspeichern<text:bookmark-end text:name="__RefHeading___Toc9655_1623153444"/></text:h>
      <text:p text:style-name="Text_20_body">Der Zwischenstand bei einem Level (Story- oder Endlosmodus)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start text:name="_Toc206903227"/><text:bookmark-start text:name="_Toc159572785"/><text:bookmark-end text:name="_Toc226030674"/><text:bookmark-end text:name="_Toc433016416"/></text:h>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Text_20_body">User Story („Als User will ich ...“)</text:p>
          </table:table-cell>
        </table:table-row>
        <table:table-row table:style-name="Tabelle3.2">
          <table:table-cell table:style-name="Tabelle3.A2" office:value-type="string">
            <text:p text:style-name="Text_20_body">Als Spieler möchte ich beim Starten der Anwendung ein Menü vorfinden, in dem ich </text:p>
            <text:list xml:id="list1614070378674672027" text:style-name="WWNum24">
              <text:list-item>
                <text:p text:style-name="P31">Die Kampagne starten kann</text:p>
              </text:list-item>
              <text:list-item>
                <text:p text:style-name="P31">Den Endlosmodus starten kann (Falls vorhanden)</text:p>
              </text:list-item>
              <text:list-item>
                <text:p text:style-name="P31">In das Optionen-Menü kommen kann</text:p>
              </text:list-item>
              <text:list-item>
                <text:p text:style-name="P31">Das zuletzt gespeicherte Spiel fortsetzen kann</text:p>
              </text:list-item>
            </text:list>
          </table:table-cell>
        </table:table-row>
        <table:table-row table:style-name="Tabelle3.2">
          <table:table-cell table:style-name="Tabelle3.A3" office:value-type="string">
            <text:p text:style-name="Text_20_body">Als Spieler möchte ich während des Spielens eine passende Musik vorgespielt bekommen,</text:p>
            <text:p text:style-name="Text_20_body">damit das Spiel atmosphärisch unterstützt wird.</text:p>
          </table:table-cell>
        </table:table-row>
        <table:table-row table:style-name="Tabelle3.2">
          <table:table-cell table:style-name="Tabelle3.A4" office:value-type="string">
            <text:p text:style-name="Text_20_body">Als Spieler möchte ich das Spiel sowohl mit Tastatur, als auch mit Maus komplett steuern können.</text:p>
          </table:table-cell>
        </table:table-row>
        <table:table-row table:style-name="Tabelle3.2">
          <table:table-cell table:style-name="Tabelle3.A5" office:value-type="string">
            <text:p text:style-name="Text_20_body">Als Spieler möchte ich das Spiel in Englisch spielen.</text:p>
          </table:table-cell>
        </table:table-row>
        <table:table-row table:style-name="Tabelle3.2">
          <table:table-cell table:style-name="Tabelle3.A6" office:value-type="string">
            <text:p text:style-name="Text_20_body">Als neuer Spieler möchte ich zu Beginn ein Tutorial Level spielen können, damit ich die Spielmechaniken lernen kann.</text:p>
          </table:table-cell>
        </table:table-row>
        <table:table-row table:style-name="Tabelle3.2">
          <table:table-cell table:style-name="Tabelle3.A7" office:value-type="string">
            <text:p text:style-name="Text_20_body">Als Spieler möchte ich die Anwendung auf Windows, OS X und Linux laufen lassen können.</text:p>
          </table:table-cell>
        </table:table-row>
        <text:soft-page-break/>
        <table:table-row table:style-name="Tabelle3.2">
          <table:table-cell table:style-name="Tabelle3.A8" office:value-type="string">
            <text:p text:style-name="Text_20_body">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Text_20_body">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Text_20_body">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Text_20_body">Als Spieler möchte ich die Verbindungspunkte, die noch keine Laserquelle haben, strichliert unterlegt sehen.</text:p>
          </table:table-cell>
        </table:table-row>
        <table:table-row table:style-name="Tabelle3.2">
          <table:table-cell table:style-name="Tabelle3.A12" office:value-type="string">
            <text:p text:style-name="Text_20_body">Als Spieler möchte ich, dass mir das Lösen eines Rätsel erschwert wird, indem mir diverse Hindernisse meinen Weg versperren.</text:p>
          </table:table-cell>
        </table:table-row>
        <table:table-row table:style-name="Tabelle3.2">
          <table:table-cell table:style-name="Tabelle3.A13" office:value-type="string">
            <text:p text:style-name="Text_20_body">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Text_20_body">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Text_20_body">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Text_20_body">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Text_20_body">Als Spieler möchte ich kein Zeitlimit bei der Lösung der Level haben.<text:bookmark text:name="_Toc211391943"/><text:bookmark text:name="_Toc211404824"/><text:bookmark text:name="_Toc211580427"/><text:bookmark text:name="_Toc226030676"/><text:bookmark text:name="_Toc433016418"/></text:p>
          </table:table-cell>
        </table:table-row>
      </table:table>
      <text:h text:style-name="Heading_20_2" text:outline-level="2"><text:bookmark-start text:name="__RefHeading___Toc9661_1623153444"/>„<text:span text:style-name="T8">Literarische</text:span>“ Spieler<text:bookmark-end text:name="__RefHeading___Toc9661_1623153444"/></text:h>
      <table:table table:name="Tabelle4" table:style-name="Tabelle4">
        <table:table-column table:style-name="Tabelle4.A"/>
        <table:table-row table:style-name="Tabelle4.1">
          <table:table-cell table:style-name="Tabelle4.A1" office:value-type="string">
            <text:p text:style-name="Text_20_body">User Story („Als User will ich ...“)</text:p>
          </table:table-cell>
        </table:table-row>
        <table:table-row table:style-name="Tabelle4.2">
          <table:table-cell table:style-name="Tabelle4.A2" office:value-type="string">
            <text:p text:style-name="Text_20_body">Als Spieler möchte ich bei Beginn jedes Levels der Kampagne einen Ausschnitt einer größeren Story erfahren (z.B. in Form eines Dialoges) damit meine Spielerfahrung spannender wird.</text:p>
          </table:table-cell>
        </table:table-row>
        <table:table-row table:style-name="Tabelle4.2">
          <table:table-cell table:style-name="Tabelle4.A3" office:value-type="string">
            <text:p text:style-name="Text_20_body">Als Spieler möchte ich in der Levelübersicht sehen, welche Level ich bereits gelöst habe und welche ich noch lösen muss.</text:p>
          </table:table-cell>
        </table:table-row>
        <text:soft-page-break/>
        <table:table-row table:style-name="Tabelle4.2">
          <table:table-cell table:style-name="Tabelle4.A4" office:value-type="string">
            <text:p text:style-name="Text_20_body">Als Spieler möchte ich vom Menü aus in eine Levelübersicht der Kampagne kommen können, damit ich bereits gespielten Level nochmal lösen kann, bzw. mein Spiel fortsetzen kann.</text:p>
          </table:table-cell>
        </table:table-row>
        <table:table-row table:style-name="Tabelle4.2">
          <table:table-cell table:style-name="Tabelle4.A5" office:value-type="string">
            <text:p text:style-name="Text_20_body">Als Spieler möchte ich nach dem Ende des letzten Levels einen Epilog erleben, der die Story abschließt.</text:p>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row table:style-name="Tabelle5.1">
          <table:table-cell table:style-name="Tabelle5.A1" office:value-type="string">
            <text:p text:style-name="Text_20_body">User Story („Als User will ich ...“)</text:p>
          </table:table-cell>
        </table:table-row>
        <table:table-row table:style-name="Tabelle5.2">
          <table:table-cell table:style-name="Tabelle5.A2" office:value-type="string">
            <text:p text:style-name="Text_20_body">Als Gelegenheitsspieler möchte ich einen Spielmodus spielen können, in dem unbegrenzt viele Level zufällig generiert sind und die keine Story haben, damit mir niemals langweilig wird.</text:p>
          </table:table-cell>
        </table:table-row>
        <table:table-row table:style-name="Tabelle5.2">
          <table:table-cell table:style-name="Tabelle5.A3" office:value-type="string">
            <text:p text:style-name="Text_20_body">Als Gelegenheitsspieler möchte ich im Hauptmenü sehen wie viele Level ich bereits im Endlosmodus gelöst habe.</text:p>
          </table:table-cell>
        </table:table-row>
      </table:table>
      <text:h text:style-name="Heading_20_1" text:outline-level="1"><text:bookmark-start text:name="_Toc226030679"/><text:bookmark-start text:name="__RefHeading___Toc9667_1623153444"/><text:bookmark-end text:name="_Toc206903227"/><text:bookmark-end text:name="_Toc159572785"/><text:bookmark-start text:name="_Toc211580430"/><text:s/><text:bookmark-end text:name="_Toc226030679"/><text:bookmark-end text:name="_Toc211580430"/><text:bookmark-start text:name="_Toc433016420"/><text:bookmark-start text:name="_Toc226030680"/>Nicht Funktionale Anforderungen<text:bookmark-end text:name="_Toc433016420"/><text:bookmark-end text:name="_Toc226030680"/> <text:bookmark-end text:name="__RefHeading___Toc9667_1623153444"/></text:h>
      <text:h text:style-name="Heading_20_2" text:outline-level="2"><text:bookmark-start text:name="_Toc211580432"/><text:bookmark-start text:name="_Toc433016421"/><text:bookmark-start text:name="__RefHeading___Toc9669_1623153444"/><text:bookmark-start text:name="_Toc226030681"/>Anwendbarkeit<text:bookmark-end text:name="_Toc211580432"/><text:bookmark-end text:name="_Toc433016421"/><text:bookmark-end text:name="__RefHeading___Toc9669_1623153444"/><text:bookmark-end text:name="_Toc226030681"/><text:bookmark-start text:name="_Toc206903221"/></text:h>
      <text:p text:style-name="Text_20_body">Die Anwendung ist eine Python Anwendung, die OpenGL verwendet. Damit sind <text:span text:style-name="T17">relativ</text:span> moderne <text:span text:style-name="T9">Betriebssysteme und Grafikkarten vorausgesetzt.</text:span></text:p>
      <text:h text:style-name="Heading_20_2" text:outline-level="2"><text:bookmark-start text:name="_Toc159572788"/><text:bookmark-start text:name="_Toc206903230"/><text:bookmark-start text:name="__RefHeading___Toc9671_1623153444"/><text:bookmark-start text:name="_Toc211580433"/><text:bookmark-start text:name="_Toc226030682"/><text:bookmark-start text:name="_Toc433016422"/>Zuverlässigkeit<text:bookmark-end text:name="_Toc159572788"/><text:bookmark-end text:name="_Toc206903230"/><text:bookmark-end text:name="__RefHeading___Toc9671_1623153444"/><text:bookmark-end text:name="_Toc211580433"/><text:bookmark-end text:name="_Toc226030682"/><text:bookmark-end text:name="_Toc433016422"/></text:h>
      <text:p text:style-name="P21">Die Anwendung wird in einer möglichst Betriebssystem-unabhängigen Art geschrieben, um auf möglichst vielen Betriebssystemen verfügbar zu sein. Für eventuelle „spezielle“ Betriebssysteme wird kein extra Aufwand aufgewendet.</text:p>
      <text:h text:style-name="Heading_20_2" text:outline-level="2"><text:bookmark-start text:name="_Toc433016423"/><text:bookmark-start text:name="_Toc159572789"/><text:bookmark-start text:name="_Toc206903231"/><text:bookmark-start text:name="__RefHeading___Toc9673_1623153444"/><text:bookmark-start text:name="_Toc211580434"/><text:bookmark-start text:name="_Toc226030683"/>Performanz<text:bookmark-end text:name="_Toc159572789"/> &amp; Last<text:bookmark-end text:name="_Toc433016423"/><text:bookmark-end text:name="_Toc206903231"/><text:bookmark-end text:name="__RefHeading___Toc9673_1623153444"/><text:bookmark-end text:name="_Toc211580434"/><text:bookmark-end text:name="_Toc226030683"/></text:h>
      <text:p text:style-name="Text_20_body">Die Anwendung ist für einen User ausgelegt, dessen Interaktionen ohne bemerkbare Verzögerung verarbeitet werden.</text:p>
      <text:h text:style-name="P39" text:outline-level="2"><text:bookmark-start text:name="_Toc159572790"/><text:bookmark-start text:name="_Toc433016424"/><text:bookmark-start text:name="_Toc226030684"/><text:bookmark-start text:name="_Toc211580435"/><text:bookmark-start text:name="__RefHeading___Toc9675_1623153444"/><text:bookmark-start text:name="_Toc206903232"/>L<text:bookmark-end text:name="_Toc159572790"/><text:bookmark-end text:name="_Toc433016424"/><text:bookmark-end text:name="_Toc226030684"/><text:bookmark-end text:name="_Toc211580435"/><text:bookmark-end text:name="_Toc206903232"/>ook &amp; Feel<text:bookmark-end text:name="__RefHeading___Toc9675_1623153444"/></text:h>
      <text:p text:style-name="P22">Da die Anwendung nur sehr beschränkt aus Widgets (Buttons, Textfelder, …) besteht, wird mehr Wert auf die allgemeine Präsentation als auf native Widgets gelegt.</text:p>
      <text:h text:style-name="Heading_20_2" text:outline-level="2"><text:bookmark-start text:name="_Toc159572792"/><text:bookmark-start text:name="_Toc206903234"/><text:bookmark-start text:name="__RefHeading___Toc9679_1623153444"/><text:bookmark-start text:name="_Toc211580437"/><text:bookmark-start text:name="_Toc226030686"/><text:bookmark-start text:name="_Toc433016426"/>Logging<text:bookmark-end text:name="_Toc159572792"/><text:bookmark-end text:name="_Toc206903234"/><text:bookmark-end text:name="__RefHeading___Toc9679_1623153444"/><text:bookmark-end text:name="_Toc211580437"/><text:bookmark-end text:name="_Toc226030686"/><text:bookmark-end text:name="_Toc433016426"/></text:h>
      <text:p text:style-name="P22">Es wird nur der Fortschritt des Spielers im Storymodus im selben Verzeichnis der Anwendung gespeichert.</text:p>
      <text:h text:style-name="Heading_20_2" text:outline-level="2"><text:bookmark-start text:name="_Toc211580439"/><text:bookmark-start text:name="_Toc433016428"/><text:bookmark-start text:name="__RefHeading___Toc9683_1623153444"/><text:bookmark-start text:name="_Toc226030688"/><text:soft-page-break/>Navigationsstruktur<text:bookmark-end text:name="_Toc211580439"/><text:bookmark-end text:name="_Toc433016428"/><text:bookmark-end text:name="__RefHeading___Toc9683_1623153444"/><text:bookmark-end text:name="_Toc226030688"/><text:bookmark-end text:name="_Toc206903221"/></text:h>
      <text:p text:style-name="P17">Es gibt ein Hauptmenü mit <text:span text:style-name="T10">Buttons</text:span> das folgendermaßen aufgebaut ist:</text:p>
      <text:list xml:id="list7055613946515952289" text:style-name="L2">
        <text:list-item>
          <text:p text:style-name="P32">Storymodus</text:p>
          <text:list>
            <text:list-item>
              <text:p text:style-name="P32">Levelauswahl</text:p>
            </text:list-item>
          </text:list>
        </text:list-item>
        <text:list-item>
          <text:p text:style-name="P32">Endlosmodus <text:span text:style-name="T17">(Optional)</text:span></text:p>
        </text:list-item>
        <text:list-item>
          <text:p text:style-name="P32">Optionen</text:p>
        </text:list-item>
      </text:list>
      <text:h text:style-name="Heading_20_2" text:outline-level="2"><text:bookmark-start text:name="_Toc226030690"/><text:bookmark-start text:name="_Toc211580441"/><text:bookmark-start text:name="_Toc206903223"/><text:bookmark-start text:name="__RefHeading___Toc9687_1623153444"/><text:bookmark-start text:name="_Toc159572778"/><text:s/><text:bookmark-start text:name="_Toc433016430"/>Texte<text:bookmark-end text:name="_Toc226030690"/><text:bookmark-end text:name="_Toc211580441"/><text:bookmark-end text:name="_Toc206903223"/><text:bookmark-end text:name="__RefHeading___Toc9687_1623153444"/><text:bookmark-end text:name="_Toc159572778"/><text:bookmark-end text:name="_Toc433016430"/></text:h>
      <text:p text:style-name="P23">Die Anwendung hat diverse Texte auf Elementen wie Buttons, Dialog<text:span text:style-name="T19">e</text:span> und eine kurze Anleitung. Alle Texte sind in Englisch geschrieben.</text:p>
      <text:h text:style-name="Heading_20_2" text:outline-level="2"><text:bookmark-start text:name="__RefHeading___Toc9693_1623153444"/><text:bookmark-start text:name="_Toc226030693"/><text:s/><text:bookmark-start text:name="_Toc433016433"/>Serverinfrastruktur bzw. Hosting<text:bookmark-end text:name="__RefHeading___Toc9693_1623153444"/><text:bookmark-end text:name="_Toc226030693"/><text:bookmark-end text:name="_Toc433016433"/></text:h>
      <text:p text:style-name="P18">Die Website wird auf GitHub Pages gehostet.</text:p>
      <text:h text:style-name="Heading_20_2" text:outline-level="2"><text:bookmark-start text:name="__RefHeading___Toc9695_1623153444"/><text:bookmark-start text:name="_Toc226030694"/><text:s/><text:bookmark-start text:name="_Toc433016434"/>Domains<text:bookmark-end text:name="__RefHeading___Toc9695_1623153444"/><text:bookmark-end text:name="_Toc226030694"/><text:bookmark-end text:name="_Toc433016434"/></text:h>
      <text:p text:style-name="P19"><text:span text:style-name="T11">Um Kosten zu sparen wird keine eigene Domain registriert. Die Website wird unter </text:span><text:a xlink:type="simple" xlink:href="https://github.com/Laserwurfel/laserwurfel.github.com" text:style-name="Internet_20_link" text:visited-style-name="Visited_20_Internet_20_Link">laserwurfel.github.com</text:a> <text:span text:style-name="T11">erreichbar sein.</text:span></text:p>
      <text:h text:style-name="Heading_20_2" text:outline-level="2"><text:bookmark-start text:name="__RefHeading___Toc9697_1623153444"/><text:bookmark-start text:name="_Toc226030695"/><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Text_20_body">D<text:span text:style-name="T12">er gesamte Code der Anwendung ist unter GPLv3 lizenziert.</text:span></text:p>
      <text:h text:style-name="P38" text:outline-level="1"><text:bookmark-start text:name="_Toc159572796"/><text:bookmark-start text:name="_Toc433016437"/><text:bookmark-start text:name="_Toc226030697"/><text:bookmark-start text:name="_Toc211580445"/><text:bookmark-start text:name="__RefHeading___Toc9701_1623153444"/><text:bookmark-start text:name="_Toc206903235"/>Architektur<text:bookmark-end text:name="_Toc159572796"/><text:bookmark-end text:name="_Toc433016437"/><text:bookmark-end text:name="_Toc226030697"/><text:bookmark-end text:name="_Toc211580445"/><text:bookmark-end text:name="__RefHeading___Toc9701_1623153444"/><text:bookmark-end text:name="_Toc206903235"/><text:bookmark-start text:name="_Toc159572797"/></text:h>
      <text:h text:style-name="Heading_20_2" text:outline-level="2"><text:bookmark-end text:name="_Toc159572797"/><text:bookmark-start text:name="_Toc433016439"/><text:bookmark-start text:name="_Toc226030699"/><text:bookmark-start text:name="_Toc211580447"/><text:bookmark-start text:name="__RefHeading___Toc9705_1623153444"/><text:bookmark-start text:name="_Toc206903237"/>Software<text:bookmark-end text:name="_Toc433016439"/><text:bookmark-end text:name="_Toc226030699"/><text:bookmark-end text:name="_Toc211580447"/><text:bookmark-end text:name="__RefHeading___Toc9705_1623153444"/><text:bookmark-end text:name="_Toc206903237"/></text:h>
      <text:h text:style-name="Heading_20_3" text:outline-level="3">Verwendete <text:span text:style-name="T14">externe</text:span> Technologien</text:h>
      <text:list xml:id="list6811465083619473859" text:style-name="L3">
        <text:list-item>
          <text:p text:style-name="P27">Python (Version <text:span text:style-name="T13">2</text:span>)</text:p>
        </text:list-item>
        <text:list-item>
          <text:p text:style-name="P27">OpenGL</text:p>
        </text:list-item>
        <text:list-item>
          <text:p text:style-name="P27">PyOpenGL</text:p>
        </text:list-item>
      </text:list>
      <text:h text:style-name="P40" text:outline-level="3">Interaktion mit dem Computer</text:h>
      <text:p text:style-name="Text_20_body">Um Portabilität zu gewährleisten erfolgen alle Interaktionen mit dem Computer über die von Python und PyOpenGL angebotenen Abstraktionsschichten.</text:p>
      <text:h text:style-name="Heading_20_2" text:outline-level="2"><text:bookmark-start text:name="_Toc159572798"/><text:bookmark-start text:name="_Toc433016440"/><text:bookmark-start text:name="_Toc226030700"/><text:bookmark-start text:name="_Toc211580448"/><text:bookmark-start text:name="__RefHeading___Toc9707_1623153444"/><text:bookmark-start text:name="_Toc206903238"/>Datenhaltung<text:bookmark-end text:name="_Toc159572798"/><text:bookmark-end text:name="_Toc433016440"/><text:bookmark-end text:name="_Toc226030700"/><text:bookmark-end text:name="_Toc211580448"/><text:bookmark-end text:name="__RefHeading___Toc9707_1623153444"/><text:bookmark-end text:name="_Toc206903238"/></text:h>
      <text:p text:style-name="P20">Die Level des Storymodus' werden in einem von Menschen lesbaren Klartext Format gespeichert. Jedes Level besteht aus einer Datei in der der Aufbaus des Würfels als ASCII-Bild aufgezeichnet ist und Metainformationen wie Dialoge darunter aufgelistet sind.</text:p>
      <text:p text:style-name="Text_20_body">In <text:span text:style-name="T15">einer separaten Datei wird gespeichert welche Level der User bereits geschafft hat.</text:span><text:bookmark-start text:name="_Toc211580449"/><text:bookmark-start text:name="_Toc206903239"/></text:p>
      <text:h text:style-name="P38" text:outline-level="1"><text:bookmark-start text:name="__RefHeading___Toc9709_1623153444"/><text:bookmark-start text:name="_Toc226030701"/><text:bookmark-start text:name="_Toc433016441"/>Deployment<text:bookmark-end text:name="__RefHeading___Toc9709_1623153444"/><text:bookmark-end text:name="_Toc226030701"/><text:bookmark-end text:name="_Toc433016441"/><text:bookmark-end text:name="_Toc206903239"/><text:bookmark-end text:name="_Toc211580449"/></text:h>
      <text:p text:style-name="Text_20_body">Die Archiv-Datei wird auf unserer Website zum Download zur Verfügung stehen. Die vom Spiel benötigten Dependencies (wie z.B. Python) müssen vom Endnutzer selbst installiert werden. Hierzu gibt es plattformspezifische Anweisungen auf der Website.</text:p>
      <text:h text:style-name="Heading_20_1" text:outline-level="1"><text:bookmark-start text:name="_Toc159572794"/><text:bookmark-start text:name="_Toc206903240"/><text:bookmark-start text:name="__RefHeading___Toc9711_1623153444"/><text:bookmark-start text:name="_Toc211580450"/><text:bookmark-start text:name="_Toc226030702"/><text:bookmark-start text:name="_Toc433016442"/><text:bookmark-start text:name="_Toc159572793"/>Dokumentation<text:bookmark-end text:name="_Toc206903240"/><text:bookmark-end text:name="__RefHeading___Toc9711_1623153444"/><text:bookmark-end text:name="_Toc211580450"/><text:bookmark-end text:name="_Toc226030702"/><text:bookmark-end text:name="_Toc433016442"/><text:bookmark-end text:name="_Toc159572793"/></text:h>
      <text:p text:style-name="Text_20_body">Folgende Dokumentation wird geliefert:</text:p>
      <text:list xml:id="list568850649017825183" text:style-name="L4">
        <text:list-item>
          <text:p text:style-name="P33">Installationsanleitungen für alle Betriebssysteme</text:p>
        </text:list-item>
        <text:list-item>
          <text:p text:style-name="P33">Spielanleitung für den Benutzer</text:p>
        </text:list-item>
      </text:list>
      <text:p text:style-name="Text_20_body">Beide Dokumente werden:</text:p>
      <text:list xml:id="list793026081813274666" text:style-name="L5">
        <text:list-item>
          <text:p text:style-name="P34">In Form einer Textdatei verfasst</text:p>
        </text:list-item>
        <text:list-item>
          <text:p text:style-name="P34">In Englisch verfasst</text:p>
        </text:list-item>
        <text:list-item>
          <text:p text:style-name="P34">Im Downloadpaket für jedes Betriebssystem enthalten sein<text:bookmark-start text:name="_Toc211580451"/><text:bookmark-start text:name="_Toc206903241"/></text:p>
        </text:list-item>
      </text:list>
      <text:h text:style-name="P38" text:outline-level="1"><text:bookmark-start text:name="__RefHeading___Toc9713_1623153444"/><text:bookmark-start text:name="_Toc226030703"/><text:s/><text:bookmark-start text:name="_Toc433016443"/>Deliverables<text:bookmark-end text:name="__RefHeading___Toc9713_1623153444"/><text:bookmark-end text:name="_Toc226030703"/><text:bookmark-end text:name="_Toc433016443"/><text:bookmark-end text:name="_Toc206903241"/><text:bookmark-end text:name="_Toc211580451"/><text:bookmark-end text:name="_Toc159572794"/></text:h>
      <text:p text:style-name="Text_20_body">Am Ende des Projekts liefern wir eine Archiv-Datei (z.B. .zip), in der sich alle Spieldateien befinden. Auf höchster Ebene befindet sich eine auf dem jeweiligen Betriebssystem ausführbare Datei mit der man das Spiel starten kann. Ebenfal<text:span text:style-name="T16">l</text:span>s enthalten ist die Dokumentation.</text:p>
      <text:h text:style-name="Heading_20_1" text:outline-level="1"><text:bookmark-start text:name="_Toc226030704"/><text:bookmark-start text:name="__RefHeading___Toc9715_1623153444"/><text:bookmark-start text:name="_Toc211580452"/><text:s/><text:bookmark-start text:name="_Toc433016444"/>Abgrenzungen<text:bookmark-end text:name="_Toc226030704"/><text:bookmark-end text:name="__RefHeading___Toc9715_1623153444"/><text:bookmark-end text:name="_Toc211580452"/><text:bookmark-end text:name="_Toc433016444"/></text:h>
      <text:p text:style-name="Text_20_body">Folgende <text:span text:style-name="T16">Funktionalitäten</text:span> werden kein Bestandteil des Projektes</text:p>
      <text:list xml:id="list4086605706721326763" text:style-name="L6">
        <text:list-item>
          <text:p text:style-name="P35">Co-op Multiplayer</text:p>
        </text:list-item>
        <text:list-item>
          <text:p text:style-name="P35">Zeitlimits</text:p>
        </text:list-item>
        <text:list-item>
          <text:p text:style-name="P35">Globale Highscores basierend auf Lösungszeit</text:p>
        </text:list-item>
        <text:list-item>
          <text:p text:style-name="P35">Gamepad Support</text:p>
        </text:list-item>
        <text:list-item>
          <text:p text:style-name="P35">Mehrere Sprachen</text:p>
        </text:list-item>
        <text:list-item>
          <text:p text:style-name="P35">Mobile Support</text:p>
        </text:list-item>
      </text:list>
      <text:p text:style-name="Text_20_body"><text:span text:style-name="T6">Da wir Scrum verwenden werden auch alle Wasserfall-Dokumente wegfallen.</text:span><text:span text:style-name="T5"> </text:span><text:bookmark text:name="_Toc159572795"/><text:bookmark text:name="_Toc206903242"/></text:p>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1"><draw:image xlink:href="Pictures/10000000000000EB0000008D0BEA10C21B16A2D5.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3"><draw:text-box><text:p text:style-name="MP3">Projektmanagement</text:p></draw:text-box></draw:frame><draw:frame draw:style-name="Mfr3" draw:name="Image2" text:anchor-type="char" svg:x="8.072cm" svg:y="-0.012cm" svg:width="0.212cm" svg:height="0.889cm" draw:z-index="35"><draw:image xlink:href="Pictures/100000000000000A0000002A8A20EABAD9D0979A.png" xlink:type="simple" xlink:show="embed" xlink:actuate="onLoad"/><svg:desc>Macintosh HD:Users:martinmair:Desktop:screen-capture.png</svg:desc></draw:frame><draw:frame draw:style-name="Mfr4" draw:name="Frame4" text:anchor-type="char" svg:x="1.683cm" svg:y="0.108cm" svg:width="6.361cm" svg:height="0.984cm" draw:z-index="47"><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59"><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71"><draw:text-box><text:p text:style-name="MP6"><text:span text:style-name="MT2">Seite </text:span><text:span text:style-name="page_20_number"><text:span text:style-name="MT4"><text:page-number text:select-page="current">12</text:page-number></text:span></text:span><text:span text:style-name="page_20_number"><text:span text:style-name="MT4">/</text:span></text:span><text:span text:style-name="page_20_number"><text:span text:style-name="MT4"><text:page-count>12</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39</meta:editing-cycles>
    <meta:print-date>2013-09-01T12:26:00</meta:print-date>
    <meta:creation-date>2015-10-19T08:41:00</meta:creation-date>
    <dc:date>2015-11-02T21:32:22.481715565</dc:date>
    <meta:editing-duration>PT2H15M37S</meta:editing-duration>
    <meta:generator>LibreOffice/5.0.2.2$Linux_X86_64 LibreOffice_project/00m0$Build-2</meta:generator>
    <meta:document-statistic meta:table-count="5" meta:image-count="2" meta:object-count="0" meta:page-count="12" meta:paragraph-count="238" meta:word-count="1892" meta:character-count="12765" meta:non-whitespace-character-count="11163"/>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